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8362in"/>
    </style:style>
    <style:style style:name="co4" style:family="table-column">
      <style:table-column-properties fo:break-before="auto" style:column-width="1.8161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57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Contract</text:p>
          </table:table-cell>
          <table:table-cell table:style-name="ce1" office:value-type="string" calcext:value-type="string">
            <text:p>failed=0 and succeed&gt;0</text:p>
          </table:table-cell>
          <table:table-cell table:style-name="ce1" office:value-type="string" calcext:value-type="string">
            <text:p>failed&gt;0 and succeed=0</text:p>
          </table:table-cell>
          <table:table-cell table:style-name="ce1" office:value-type="string" calcext:value-type="string">
            <text:p>failed=0 and succeed=0</text:p>
          </table:table-cell>
          <table:table-cell table:style-name="ce1" office:value-type="string" calcext:value-type="string">
            <text:p>failed&gt;0 and succeed&gt;0</text:p>
          </table:table-cell>
          <table:table-cell table:style-name="ce1"/>
          <table:table-cell office:value-type="string" calcext:value-type="string">
            <text:p>Total Valid</text:p>
          </table:table-cell>
          <table:table-cell table:style-name="ce1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F2P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s_FourMembers</text:p>
          </table:table-cell>
          <table:table-cell office:value-type="float" office:value="88.614" calcext:value-type="float">
            <text:p>88.614</text:p>
          </table:table-cell>
          <table:table-cell office:value-type="float" office:value="1.719" calcext:value-type="float">
            <text:p>1.719</text:p>
          </table:table-cell>
          <table:table-cell office:value-type="float" office:value="7.841" calcext:value-type="float">
            <text:p>7.841</text:p>
          </table:table-cell>
          <table:table-cell office:value-type="float" office:value="1.826" calcext:value-type="float">
            <text:p>1.826</text:p>
          </table:table-cell>
          <table:table-cell/>
          <table:table-cell table:formula="of:=[.C5]+[.E5]" office:value-type="float" office:value="3.545" calcext:value-type="float">
            <text:p>3.5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_AssocCity</text:p>
          </table:table-cell>
          <table:table-cell office:value-type="float" office:value="94.092" calcext:value-type="float">
            <text:p>94.092</text:p>
          </table:table-cell>
          <table:table-cell office:value-type="float" office:value="0.967" calcext:value-type="float">
            <text:p>0.967</text:p>
          </table:table-cell>
          <table:table-cell office:value-type="float" office:value="1.719" calcext:value-type="float">
            <text:p>1.719</text:p>
          </table:table-cell>
          <table:table-cell office:value-type="float" office:value="3.222" calcext:value-type="float">
            <text:p>3.222</text:p>
          </table:table-cell>
          <table:table-cell/>
          <table:table-cell table:formula="of:=[.C6]+[.E6]" office:value-type="float" office:value="4.189" calcext:value-type="float">
            <text:p>4.1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_TownHallComm</text:p>
          </table:table-cell>
          <table:table-cell office:value-type="float" office:value="94.737" calcext:value-type="float">
            <text:p>94.737</text:p>
          </table:table-cell>
          <table:table-cell office:value-type="float" office:value="0.644" calcext:value-type="float">
            <text:p>0.644</text:p>
          </table:table-cell>
          <table:table-cell office:value-type="float" office:value="1.504" calcext:value-type="float">
            <text:p>1.504</text:p>
          </table:table-cell>
          <table:table-cell office:value-type="float" office:value="3.115" calcext:value-type="float">
            <text:p>3.115</text:p>
          </table:table-cell>
          <table:table-cell/>
          <table:table-cell table:formula="of:=[.C7]+[.E7]" office:value-type="float" office:value="3.759" calcext:value-type="float">
            <text:p>3.7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_MotherFather</text:p>
          </table:table-cell>
          <table:table-cell office:value-type="float" office:value="91.837" calcext:value-type="float">
            <text:p>91.837</text:p>
          </table:table-cell>
          <table:table-cell office:value-type="float" office:value="0" calcext:value-type="float">
            <text:p>0</text:p>
          </table:table-cell>
          <table:table-cell office:value-type="float" office:value="4.619" calcext:value-type="float">
            <text:p>4.619</text:p>
          </table:table-cell>
          <table:table-cell office:value-type="float" office:value="3.545" calcext:value-type="float">
            <text:p>3.545</text:p>
          </table:table-cell>
          <table:table-cell/>
          <table:table-cell table:formula="of:=[.C8]+[.E8]" office:value-type="float" office:value="3.545" calcext:value-type="float">
            <text:p>3.54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_ParentCompany</text:p>
          </table:table-cell>
          <table:table-cell office:value-type="float" office:value="95.274" calcext:value-type="float">
            <text:p>95.274</text:p>
          </table:table-cell>
          <table:table-cell office:value-type="float" office:value="0.537" calcext:value-type="float">
            <text:p>0.537</text:p>
          </table:table-cell>
          <table:table-cell office:value-type="float" office:value="4.082" calcext:value-type="float">
            <text:p>4.08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9]+[.E9]" office:value-type="float" office:value="0.644" calcext:value-type="float">
            <text:p>0.6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os_ChildSchool</text:p>
          </table:table-cell>
          <table:table-cell office:value-type="float" office:value="91.515" calcext:value-type="float">
            <text:p>91.515</text:p>
          </table:table-cell>
          <table:table-cell office:value-type="float" office:value="0.752" calcext:value-type="float">
            <text:p>0.752</text:p>
          </table:table-cell>
          <table:table-cell office:value-type="float" office:value="7.734" calcext:value-type="float">
            <text:p>7.73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]+[.E10]" office:value-type="float" office:value="0.752" calcext:value-type="float">
            <text:p>0.75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F2PUn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tConnectDistricts</text:p>
          </table:table-cell>
          <table:table-cell office:value-type="float" office:value="95.918" calcext:value-type="float">
            <text:p>95.918</text:p>
          </table:table-cell>
          <table:table-cell office:value-type="float" office:value="0.322" calcext:value-type="float">
            <text:p>0.322</text:p>
          </table:table-cell>
          <table:table-cell office:value-type="float" office:value="3.652" calcext:value-type="float">
            <text:p>3.652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14]+[.E14]" office:value-type="float" office:value="0.429" calcext:value-type="float">
            <text:p>0.4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ity2TownHall</text:p>
          </table:table-cell>
          <table:table-cell office:value-type="float" office:value="98.496" calcext:value-type="float">
            <text:p>98.496</text:p>
          </table:table-cell>
          <table:table-cell office:value-type="float" office:value="0" calcext:value-type="float">
            <text:p>0</text:p>
          </table:table-cell>
          <table:table-cell office:value-type="float" office:value="1.504" calcext:value-type="float">
            <text:p>1.5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5]+[.E15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Son</text:p>
          </table:table-cell>
          <table:table-cell office:value-type="float" office:value="96.67" calcext:value-type="float">
            <text:p>96.67</text:p>
          </table:table-cell>
          <table:table-cell office:value-type="float" office:value="0.322" calcext:value-type="float">
            <text:p>0.322</text:p>
          </table:table-cell>
          <table:table-cell office:value-type="float" office:value="2.256" calcext:value-type="float">
            <text:p>2.256</text:p>
          </table:table-cell>
          <table:table-cell office:value-type="float" office:value="0.752" calcext:value-type="float">
            <text:p>0.752</text:p>
          </table:table-cell>
          <table:table-cell/>
          <table:table-cell table:formula="of:=[.C16]+[.E16]" office:value-type="float" office:value="1.074" calcext:value-type="float">
            <text:p>1.0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Assoc</text:p>
          </table:table-cell>
          <table:table-cell office:value-type="float" office:value="95.704" calcext:value-type="float">
            <text:p>95.704</text:p>
          </table:table-cell>
          <table:table-cell office:value-type="float" office:value="0.322" calcext:value-type="float">
            <text:p>0.322</text:p>
          </table:table-cell>
          <table:table-cell office:value-type="float" office:value="3.867" calcext:value-type="float">
            <text:p>3.867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17]+[.E17]" office:value-type="float" office:value="0.429" calcext:value-type="float">
            <text:p>0.4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Daughter2Woman</text:p>
          </table:table-cell>
          <table:table-cell office:value-type="float" office:value="95.918" calcext:value-type="float">
            <text:p>95.918</text:p>
          </table:table-cell>
          <table:table-cell office:value-type="float" office:value="1.074" calcext:value-type="float">
            <text:p>1.074</text:p>
          </table:table-cell>
          <table:table-cell office:value-type="float" office:value="2.363" calcext:value-type="float">
            <text:p>2.363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18]+[.E18]" office:value-type="float" office:value="1.718" calcext:value-type="float">
            <text:p>1.7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TownHall</text:p>
          </table:table-cell>
          <table:table-cell office:value-type="float" office:value="94.307" calcext:value-type="float">
            <text:p>94.307</text:p>
          </table:table-cell>
          <table:table-cell office:value-type="float" office:value="0.644" calcext:value-type="float">
            <text:p>0.644</text:p>
          </table:table-cell>
          <table:table-cell office:value-type="float" office:value="1.719" calcext:value-type="float">
            <text:p>1.719</text:p>
          </table:table-cell>
          <table:table-cell office:value-type="float" office:value="3.33" calcext:value-type="float">
            <text:p>3.33</text:p>
          </table:table-cell>
          <table:table-cell/>
          <table:table-cell table:formula="of:=[.C19]+[.E19]" office:value-type="float" office:value="3.974" calcext:value-type="float">
            <text:p>3.9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Mother2Woman</text:p>
          </table:table-cell>
          <table:table-cell office:value-type="float" office:value="95.811" calcext:value-type="float">
            <text:p>95.811</text:p>
          </table:table-cell>
          <table:table-cell office:value-type="float" office:value="1.074" calcext:value-type="float">
            <text:p>1.074</text:p>
          </table:table-cell>
          <table:table-cell office:value-type="float" office:value="2.47" calcext:value-type="float">
            <text:p>2.47</text:p>
          </table:table-cell>
          <table:table-cell office:value-type="float" office:value="0.644" calcext:value-type="float">
            <text:p>0.644</text:p>
          </table:table-cell>
          <table:table-cell/>
          <table:table-cell table:formula="of:=[.C20]+[.E20]" office:value-type="float" office:value="1.718" calcext:value-type="float">
            <text:p>1.7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Father2Man</text:p>
          </table:table-cell>
          <table:table-cell office:value-type="float" office:value="95.918" calcext:value-type="float">
            <text:p>95.918</text:p>
          </table:table-cell>
          <table:table-cell office:value-type="float" office:value="1.074" calcext:value-type="float">
            <text:p>1.074</text:p>
          </table:table-cell>
          <table:table-cell office:value-type="float" office:value="2.47" calcext:value-type="float">
            <text:p>2.47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[.C21]+[.E21]" office:value-type="float" office:value="1.611" calcext:value-type="float">
            <text:p>1.6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SpecSchool</text:p>
          </table:table-cell>
          <table:table-cell office:value-type="float" office:value="90.011" calcext:value-type="float">
            <text:p>90.011</text:p>
          </table:table-cell>
          <table:table-cell office:value-type="float" office:value="2.148" calcext:value-type="float">
            <text:p>2.148</text:p>
          </table:table-cell>
          <table:table-cell office:value-type="float" office:value="7.734" calcext:value-type="float">
            <text:p>7.734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22]+[.E22]" office:value-type="float" office:value="2.255" calcext:value-type="float">
            <text:p>2.25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untry2Community</text:p>
          </table:table-cell>
          <table:table-cell office:value-type="float" office:value="99.141" calcext:value-type="float">
            <text:p>99.141</text:p>
          </table:table-cell>
          <table:table-cell office:value-type="float" office:value="0.107" calcext:value-type="float">
            <text:p>0.107</text:p>
          </table:table-cell>
          <table:table-cell office:value-type="float" office:value="0.644" calcext:value-type="float">
            <text:p>0.644</text:p>
          </table:table-cell>
          <table:table-cell office:value-type="float" office:value="0.107" calcext:value-type="float">
            <text:p>0.107</text:p>
          </table:table-cell>
          <table:table-cell/>
          <table:table-cell table:formula="of:=[.C23]+[.E23]" office:value-type="float" office:value="0.214" calcext:value-type="float">
            <text:p>0.2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N2D</text:p>
          </table:table-cell>
          <table:table-cell office:value-type="float" office:value="96.455" calcext:value-type="float">
            <text:p>96.455</text:p>
          </table:table-cell>
          <table:table-cell office:value-type="float" office:value="0.215" calcext:value-type="float">
            <text:p>0.215</text:p>
          </table:table-cell>
          <table:table-cell office:value-type="float" office:value="3.33" calcext:value-type="float">
            <text:p>3.3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4]+[.E24]" office:value-type="float" office:value="0.215" calcext:value-type="float">
            <text:p>0.2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Son2Man</text:p>
          </table:table-cell>
          <table:table-cell office:value-type="float" office:value="96.133" calcext:value-type="float">
            <text:p>96.133</text:p>
          </table:table-cell>
          <table:table-cell office:value-type="float" office:value="1.074" calcext:value-type="float">
            <text:p>1.074</text:p>
          </table:table-cell>
          <table:table-cell office:value-type="float" office:value="2.256" calcext:value-type="float">
            <text:p>2.256</text:p>
          </table:table-cell>
          <table:table-cell office:value-type="float" office:value="0.537" calcext:value-type="float">
            <text:p>0.537</text:p>
          </table:table-cell>
          <table:table-cell/>
          <table:table-cell table:formula="of:=[.C25]+[.E25]" office:value-type="float" office:value="1.611" calcext:value-type="float">
            <text:p>1.6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Daughter</text:p>
          </table:table-cell>
          <table:table-cell office:value-type="float" office:value="96.992" calcext:value-type="float">
            <text:p>96.992</text:p>
          </table:table-cell>
          <table:table-cell office:value-type="float" office:value="0.322" calcext:value-type="float">
            <text:p>0.322</text:p>
          </table:table-cell>
          <table:table-cell office:value-type="float" office:value="2.363" calcext:value-type="float">
            <text:p>2.363</text:p>
          </table:table-cell>
          <table:table-cell office:value-type="float" office:value="0.322" calcext:value-type="float">
            <text:p>0.322</text:p>
          </table:table-cell>
          <table:table-cell/>
          <table:table-cell table:formula="of:=[.C26]+[.E26]" office:value-type="float" office:value="0.644" calcext:value-type="float">
            <text:p>0.6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Mother</text:p>
          </table:table-cell>
          <table:table-cell office:value-type="float" office:value="96.348" calcext:value-type="float">
            <text:p>96.348</text:p>
          </table:table-cell>
          <table:table-cell office:value-type="float" office:value="0.322" calcext:value-type="float">
            <text:p>0.322</text:p>
          </table:table-cell>
          <table:table-cell office:value-type="float" office:value="2.47" calcext:value-type="float">
            <text:p>2.47</text:p>
          </table:table-cell>
          <table:table-cell office:value-type="float" office:value="0.859" calcext:value-type="float">
            <text:p>0.859</text:p>
          </table:table-cell>
          <table:table-cell/>
          <table:table-cell table:formula="of:=[.C27]+[.E27]" office:value-type="float" office:value="1.181" calcext:value-type="float">
            <text:p>1.1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Father</text:p>
          </table:table-cell>
          <table:table-cell office:value-type="float" office:value="96.241" calcext:value-type="float">
            <text:p>96.241</text:p>
          </table:table-cell>
          <table:table-cell office:value-type="float" office:value="0.322" calcext:value-type="float">
            <text:p>0.322</text:p>
          </table:table-cell>
          <table:table-cell office:value-type="float" office:value="2.47" calcext:value-type="float">
            <text:p>2.47</text:p>
          </table:table-cell>
          <table:table-cell office:value-type="float" office:value="0.967" calcext:value-type="float">
            <text:p>0.967</text:p>
          </table:table-cell>
          <table:table-cell/>
          <table:table-cell table:formula="of:=[.C28]+[.E28]" office:value-type="float" office:value="1.289" calcext:value-type="float">
            <text:p>1.2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OrdSchool</text:p>
          </table:table-cell>
          <table:table-cell office:value-type="float" office:value="89.903" calcext:value-type="float">
            <text:p>89.903</text:p>
          </table:table-cell>
          <table:table-cell office:value-type="float" office:value="2.148" calcext:value-type="float">
            <text:p>2.148</text:p>
          </table:table-cell>
          <table:table-cell office:value-type="float" office:value="7.734" calcext:value-type="float">
            <text:p>7.734</text:p>
          </table:table-cell>
          <table:table-cell office:value-type="float" office:value="0.215" calcext:value-type="float">
            <text:p>0.215</text:p>
          </table:table-cell>
          <table:table-cell/>
          <table:table-cell table:formula="of:=[.C29]+[.E29]" office:value-type="float" office:value="2.363" calcext:value-type="float">
            <text:p>2.363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GM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62.875" calcext:value-type="float">
            <text:p>62.875</text:p>
          </table:table-cell>
          <table:table-cell office:value-type="float" office:value="1.738" calcext:value-type="float">
            <text:p>1.738</text:p>
          </table:table-cell>
          <table:table-cell office:value-type="float" office:value="35.387" calcext:value-type="float">
            <text:p>35.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+[.E33]" office:value-type="float" office:value="1.738" calcext:value-type="float">
            <text:p>1.7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2): THEN(AND(NOT(M2_then2), M2_then1))</text:p>
          </table:table-cell>
          <table:table-cell office:value-type="float" office:value="95.577" calcext:value-type="float">
            <text:p>95.577</text:p>
          </table:table-cell>
          <table:table-cell office:value-type="float" office:value="0.316" calcext:value-type="float">
            <text:p>0.316</text:p>
          </table:table-cell>
          <table:table-cell office:value-type="float" office:value="4.107" calcext:value-type="float">
            <text:p>4.1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+[.E34]" office:value-type="float" office:value="0.316" calcext:value-type="float">
            <text:p>0.3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63.033" calcext:value-type="float">
            <text:p>63.033</text:p>
          </table:table-cell>
          <table:table-cell office:value-type="float" office:value="1.58" calcext:value-type="float">
            <text:p>1.58</text:p>
          </table:table-cell>
          <table:table-cell office:value-type="float" office:value="35.387" calcext:value-type="float">
            <text:p>35.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+[.E35]" office:value-type="float" office:value="1.58" calcext:value-type="float">
            <text:p>1.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5): THEN(AND(NOT(M5_then2), M5_then1))</text:p>
          </table:table-cell>
          <table:table-cell office:value-type="float" office:value="95.419" calcext:value-type="float">
            <text:p>95.419</text:p>
          </table:table-cell>
          <table:table-cell office:value-type="float" office:value="0.474" calcext:value-type="float">
            <text:p>0.474</text:p>
          </table:table-cell>
          <table:table-cell office:value-type="float" office:value="4.107" calcext:value-type="float">
            <text:p>4.1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+[.E36]" office:value-type="float" office:value="0.474" calcext:value-type="float">
            <text:p>0.4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4): THEN(AND(NOT(M4_then2), M4_then1))</text:p>
          </table:table-cell>
          <table:table-cell office:value-type="float" office:value="65.561" calcext:value-type="float">
            <text:p>65.561</text:p>
          </table:table-cell>
          <table:table-cell office:value-type="float" office:value="0.79" calcext:value-type="float">
            <text:p>0.79</text:p>
          </table:table-cell>
          <table:table-cell office:value-type="float" office:value="32.543" calcext:value-type="float">
            <text:p>32.543</text:p>
          </table:table-cell>
          <table:table-cell office:value-type="float" office:value="1.106" calcext:value-type="float">
            <text:p>1.106</text:p>
          </table:table-cell>
          <table:table-cell/>
          <table:table-cell table:formula="of:=[.C37]+[.E37]" office:value-type="float" office:value="1.896" calcext:value-type="float">
            <text:p>1.8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S1): THEN(S1_then)</text:p>
          </table:table-cell>
          <table:table-cell office:value-type="float" office:value="62.717" calcext:value-type="float">
            <text:p>62.717</text:p>
          </table:table-cell>
          <table:table-cell office:value-type="float" office:value="1.738" calcext:value-type="float">
            <text:p>1.738</text:p>
          </table:table-cell>
          <table:table-cell office:value-type="float" office:value="35.545" calcext:value-type="float">
            <text:p>35.5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+[.E38]" office:value-type="float" office:value="1.738" calcext:value-type="float">
            <text:p>1.7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6): THEN(AND(NOT(M6_then2), M6_then1))</text:p>
          </table:table-cell>
          <table:table-cell office:value-type="float" office:value="95.735" calcext:value-type="float">
            <text:p>95.735</text:p>
          </table:table-cell>
          <table:table-cell office:value-type="float" office:value="0.158" calcext:value-type="float">
            <text:p>0.158</text:p>
          </table:table-cell>
          <table:table-cell office:value-type="float" office:value="4.107" calcext:value-type="float">
            <text:p>4.10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+[.E39]" office:value-type="float" office:value="0.158" calcext:value-type="float">
            <text:p>0.158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GMUn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tR06</text:p>
          </table:table-cell>
          <table:table-cell office:value-type="float" office:value="63.981" calcext:value-type="float">
            <text:p>63.981</text:p>
          </table:table-cell>
          <table:table-cell office:value-type="float" office:value="29.226" calcext:value-type="float">
            <text:p>29.226</text:p>
          </table:table-cell>
          <table:table-cell office:value-type="float" office:value="4.107" calcext:value-type="float">
            <text:p>4.107</text:p>
          </table:table-cell>
          <table:table-cell office:value-type="float" office:value="2.686" calcext:value-type="float">
            <text:p>2.686</text:p>
          </table:table-cell>
          <table:table-cell/>
          <table:table-cell table:formula="of:=[.C43]+[.E43]" office:value-type="float" office:value="31.912" calcext:value-type="float">
            <text:p>31.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1c</text:p>
          </table:table-cell>
          <table:table-cell office:value-type="float" office:value="61.453" calcext:value-type="float">
            <text:p>61.453</text:p>
          </table:table-cell>
          <table:table-cell office:value-type="float" office:value="30.174" calcext:value-type="float">
            <text:p>30.174</text:p>
          </table:table-cell>
          <table:table-cell office:value-type="float" office:value="4.107" calcext:value-type="float">
            <text:p>4.107</text:p>
          </table:table-cell>
          <table:table-cell office:value-type="float" office:value="4.265" calcext:value-type="float">
            <text:p>4.265</text:p>
          </table:table-cell>
          <table:table-cell/>
          <table:table-cell table:formula="of:=[.C44]+[.E44]" office:value-type="float" office:value="34.439" calcext:value-type="float">
            <text:p>34.4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1a</text:p>
          </table:table-cell>
          <table:table-cell office:value-type="float" office:value="83.254" calcext:value-type="float">
            <text:p>83.254</text:p>
          </table:table-cell>
          <table:table-cell office:value-type="float" office:value="12.006" calcext:value-type="float">
            <text:p>12.006</text:p>
          </table:table-cell>
          <table:table-cell office:value-type="float" office:value="4.107" calcext:value-type="float">
            <text:p>4.107</text:p>
          </table:table-cell>
          <table:table-cell office:value-type="float" office:value="0.632" calcext:value-type="float">
            <text:p>0.632</text:p>
          </table:table-cell>
          <table:table-cell/>
          <table:table-cell table:formula="of:=[.C45]+[.E45]" office:value-type="float" office:value="12.638" calcext:value-type="float">
            <text:p>12.6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2</text:p>
          </table:table-cell>
          <table:table-cell office:value-type="float" office:value="65.403" calcext:value-type="float">
            <text:p>65.403</text:p>
          </table:table-cell>
          <table:table-cell office:value-type="float" office:value="28.91" calcext:value-type="float">
            <text:p>28.91</text:p>
          </table:table-cell>
          <table:table-cell office:value-type="float" office:value="4.107" calcext:value-type="float">
            <text:p>4.107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C46]+[.E46]" office:value-type="float" office:value="30.49" calcext:value-type="float">
            <text:p>30.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1b</text:p>
          </table:table-cell>
          <table:table-cell office:value-type="float" office:value="64.771" calcext:value-type="float">
            <text:p>64.771</text:p>
          </table:table-cell>
          <table:table-cell office:value-type="float" office:value="29.542" calcext:value-type="float">
            <text:p>29.542</text:p>
          </table:table-cell>
          <table:table-cell office:value-type="float" office:value="4.107" calcext:value-type="float">
            <text:p>4.107</text:p>
          </table:table-cell>
          <table:table-cell office:value-type="float" office:value="1.58" calcext:value-type="float">
            <text:p>1.58</text:p>
          </table:table-cell>
          <table:table-cell/>
          <table:table-cell table:formula="of:=[.C47]+[.E47]" office:value-type="float" office:value="31.122" calcext:value-type="float">
            <text:p>31.1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3</text:p>
          </table:table-cell>
          <table:table-cell office:value-type="float" office:value="61.295" calcext:value-type="float">
            <text:p>61.295</text:p>
          </table:table-cell>
          <table:table-cell office:value-type="float" office:value="30.332" calcext:value-type="float">
            <text:p>30.332</text:p>
          </table:table-cell>
          <table:table-cell office:value-type="float" office:value="4.107" calcext:value-type="float">
            <text:p>4.107</text:p>
          </table:table-cell>
          <table:table-cell office:value-type="float" office:value="4.265" calcext:value-type="float">
            <text:p>4.265</text:p>
          </table:table-cell>
          <table:table-cell/>
          <table:table-cell table:formula="of:=[.C48]+[.E48]" office:value-type="float" office:value="34.597" calcext:value-type="float">
            <text:p>34.5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4b</text:p>
          </table:table-cell>
          <table:table-cell office:value-type="float" office:value="62.559" calcext:value-type="float">
            <text:p>62.559</text:p>
          </table:table-cell>
          <table:table-cell office:value-type="float" office:value="2.054" calcext:value-type="float">
            <text:p>2.054</text:p>
          </table:table-cell>
          <table:table-cell office:value-type="float" office:value="35.387" calcext:value-type="float">
            <text:p>35.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9]+[.E49]" office:value-type="float" office:value="2.054" calcext:value-type="float">
            <text:p>2.0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5</text:p>
          </table:table-cell>
          <table:table-cell office:value-type="float" office:value="61.137" calcext:value-type="float">
            <text:p>61.137</text:p>
          </table:table-cell>
          <table:table-cell office:value-type="float" office:value="30.332" calcext:value-type="float">
            <text:p>30.332</text:p>
          </table:table-cell>
          <table:table-cell office:value-type="float" office:value="3.949" calcext:value-type="float">
            <text:p>3.949</text:p>
          </table:table-cell>
          <table:table-cell office:value-type="float" office:value="4.581" calcext:value-type="float">
            <text:p>4.581</text:p>
          </table:table-cell>
          <table:table-cell/>
          <table:table-cell table:formula="of:=[.C50]+[.E50]" office:value-type="float" office:value="34.913" calcext:value-type="float">
            <text:p>34.9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4a</text:p>
          </table:table-cell>
          <table:table-cell office:value-type="float" office:value="62.401" calcext:value-type="float">
            <text:p>62.401</text:p>
          </table:table-cell>
          <table:table-cell office:value-type="float" office:value="2.212" calcext:value-type="float">
            <text:p>2.212</text:p>
          </table:table-cell>
          <table:table-cell office:value-type="float" office:value="35.387" calcext:value-type="float">
            <text:p>35.3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1]+[.E51]" office:value-type="float" office:value="2.212" calcext:value-type="float">
            <text:p>2.21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Kilter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F(MM5): THEN(MM5_then)</text:p>
          </table:table-cell>
          <table:table-cell office:value-type="float" office:value="91.159" calcext:value-type="float">
            <text:p>91.159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[.C55]+[.E55]" office:value-type="float" office:value="0.301" calcext:value-type="float">
            <text:p>0.3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9): THEN(OR(NOT(MM9_then1), AND(NOT(MM9_then2), MM9_then1)))</text:p>
          </table:table-cell>
          <table:table-cell office:value-type="float" office:value="91.61" calcext:value-type="float">
            <text:p>91.61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+[.E56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4): THEN(AND(NOT(MM4_then2), MM4_then1))</text:p>
          </table:table-cell>
          <table:table-cell office:value-type="float" office:value="87.66" calcext:value-type="float">
            <text:p>87.66</text:p>
          </table:table-cell>
          <table:table-cell office:value-type="float" office:value="0.489" calcext:value-type="float">
            <text:p>0.489</text:p>
          </table:table-cell>
          <table:table-cell office:value-type="float" office:value="10.835" calcext:value-type="float">
            <text:p>10.835</text:p>
          </table:table-cell>
          <table:table-cell office:value-type="float" office:value="1.016" calcext:value-type="float">
            <text:p>1.016</text:p>
          </table:table-cell>
          <table:table-cell/>
          <table:table-cell table:formula="of:=[.C57]+[.E57]" office:value-type="float" office:value="1.505" calcext:value-type="float">
            <text:p>1.5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8): THEN(OR(NOT(MM8_then1), AND(NOT(MM8_then2), MM8_then1)))</text:p>
          </table:table-cell>
          <table:table-cell office:value-type="float" office:value="91.573" calcext:value-type="float">
            <text:p>91.573</text:p>
          </table:table-cell>
          <table:table-cell office:value-type="float" office:value="0" calcext:value-type="float">
            <text:p>0</text:p>
          </table:table-cell>
          <table:table-cell office:value-type="float" office:value="8.427" calcext:value-type="float">
            <text:p>8.4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+[.E5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6): THEN(MM6_then)</text:p>
          </table:table-cell>
          <table:table-cell office:value-type="float" office:value="91.272" calcext:value-type="float">
            <text:p>91.272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59]+[.E59]" office:value-type="float" office:value="0.188" calcext:value-type="float">
            <text:p>0.18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P1</text:p>
          </table:table-cell>
          <table:table-cell office:value-type="float" office:value="88.375" calcext:value-type="float">
            <text:p>88.375</text:p>
          </table:table-cell>
          <table:table-cell office:value-type="float" office:value="0" calcext:value-type="float">
            <text:p>0</text:p>
          </table:table-cell>
          <table:table-cell office:value-type="float" office:value="10.647" calcext:value-type="float">
            <text:p>10.647</text:p>
          </table:table-cell>
          <table:table-cell office:value-type="float" office:value="0.978" calcext:value-type="float">
            <text:p>0.978</text:p>
          </table:table-cell>
          <table:table-cell/>
          <table:table-cell table:formula="of:=[.C60]+[.E60]" office:value-type="float" office:value="0.978" calcext:value-type="float">
            <text:p>0.9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P3</text:p>
          </table:table-cell>
          <table:table-cell office:value-type="float" office:value="85.929" calcext:value-type="float">
            <text:p>85.929</text:p>
          </table:table-cell>
          <table:table-cell office:value-type="float" office:value="0.489" calcext:value-type="float">
            <text:p>0.489</text:p>
          </table:table-cell>
          <table:table-cell office:value-type="float" office:value="11.738" calcext:value-type="float">
            <text:p>11.738</text:p>
          </table:table-cell>
          <table:table-cell office:value-type="float" office:value="1.843" calcext:value-type="float">
            <text:p>1.843</text:p>
          </table:table-cell>
          <table:table-cell/>
          <table:table-cell table:formula="of:=[.C61]+[.E61]" office:value-type="float" office:value="2.332" calcext:value-type="float">
            <text:p>2.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1): THEN(AND(NOT(MM1_then2), MM1_then1))</text:p>
          </table:table-cell>
          <table:table-cell office:value-type="float" office:value="90.895" calcext:value-type="float">
            <text:p>90.895</text:p>
          </table:table-cell>
          <table:table-cell office:value-type="float" office:value="0.376" calcext:value-type="float">
            <text:p>0.376</text:p>
          </table:table-cell>
          <table:table-cell office:value-type="float" office:value="8.54" calcext:value-type="float">
            <text:p>8.54</text:p>
          </table:table-cell>
          <table:table-cell office:value-type="float" office:value="0.188" calcext:value-type="float">
            <text:p>0.188</text:p>
          </table:table-cell>
          <table:table-cell/>
          <table:table-cell table:formula="of:=[.C62]+[.E62]" office:value-type="float" office:value="0.564" calcext:value-type="float">
            <text:p>0.5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7): THEN(MM7_then)</text:p>
          </table:table-cell>
          <table:table-cell office:value-type="float" office:value="91.347" calcext:value-type="float">
            <text:p>91.347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0.263" calcext:value-type="float">
            <text:p>0.263</text:p>
          </table:table-cell>
          <table:table-cell/>
          <table:table-cell table:formula="of:=[.C63]+[.E63]" office:value-type="float" office:value="0.263" calcext:value-type="float">
            <text:p>0.26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P2</text:p>
          </table:table-cell>
          <table:table-cell office:value-type="float" office:value="88.525" calcext:value-type="float">
            <text:p>88.525</text:p>
          </table:table-cell>
          <table:table-cell office:value-type="float" office:value="0" calcext:value-type="float">
            <text:p>0</text:p>
          </table:table-cell>
          <table:table-cell office:value-type="float" office:value="10.497" calcext:value-type="float">
            <text:p>10.497</text:p>
          </table:table-cell>
          <table:table-cell office:value-type="float" office:value="0.978" calcext:value-type="float">
            <text:p>0.978</text:p>
          </table:table-cell>
          <table:table-cell/>
          <table:table-cell table:formula="of:=[.C64]+[.E64]" office:value-type="float" office:value="0.978" calcext:value-type="float">
            <text:p>0.9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P4</text:p>
          </table:table-cell>
          <table:table-cell office:value-type="float" office:value="87.848" calcext:value-type="float">
            <text:p>87.848</text:p>
          </table:table-cell>
          <table:table-cell office:value-type="float" office:value="0.489" calcext:value-type="float">
            <text:p>0.489</text:p>
          </table:table-cell>
          <table:table-cell office:value-type="float" office:value="11.588" calcext:value-type="float">
            <text:p>11.588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C65]+[.E65]" office:value-type="float" office:value="0.564" calcext:value-type="float">
            <text:p>0.5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11): THEN(MM11_then)</text:p>
          </table:table-cell>
          <table:table-cell office:value-type="float" office:value="90.218" calcext:value-type="float">
            <text:p>90.218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1.392" calcext:value-type="float">
            <text:p>1.392</text:p>
          </table:table-cell>
          <table:table-cell/>
          <table:table-cell table:formula="of:=[.C66]+[.E66]" office:value-type="float" office:value="1.392" calcext:value-type="float">
            <text:p>1.39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3): THEN(AND(NOT(MM3_then2), MM3_then1))</text:p>
          </table:table-cell>
          <table:table-cell office:value-type="float" office:value="87.81" calcext:value-type="float">
            <text:p>87.81</text:p>
          </table:table-cell>
          <table:table-cell office:value-type="float" office:value="0.376" calcext:value-type="float">
            <text:p>0.376</text:p>
          </table:table-cell>
          <table:table-cell office:value-type="float" office:value="10.835" calcext:value-type="float">
            <text:p>10.835</text:p>
          </table:table-cell>
          <table:table-cell office:value-type="float" office:value="0.978" calcext:value-type="float">
            <text:p>0.978</text:p>
          </table:table-cell>
          <table:table-cell/>
          <table:table-cell table:formula="of:=[.C67]+[.E67]" office:value-type="float" office:value="1.354" calcext:value-type="float">
            <text:p>1.3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F(MM2): THEN(AND(NOT(MM2_then2), MM2_then1))</text:p>
          </table:table-cell>
          <table:table-cell office:value-type="float" office:value="90.783" calcext:value-type="float">
            <text:p>90.783</text:p>
          </table:table-cell>
          <table:table-cell office:value-type="float" office:value="0.414" calcext:value-type="float">
            <text:p>0.414</text:p>
          </table:table-cell>
          <table:table-cell office:value-type="float" office:value="8.39" calcext:value-type="float">
            <text:p>8.39</text:p>
          </table:table-cell>
          <table:table-cell office:value-type="float" office:value="0.414" calcext:value-type="float">
            <text:p>0.414</text:p>
          </table:table-cell>
          <table:table-cell/>
          <table:table-cell table:formula="of:=[.C68]+[.E68]" office:value-type="float" office:value="0.828" calcext:value-type="float">
            <text:p>0.828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KilteraUn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tR02</text:p>
          </table:table-cell>
          <table:table-cell office:value-type="float" office:value="98.984" calcext:value-type="float">
            <text:p>98.984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float" office:value="0.941" calcext:value-type="float">
            <text:p>0.941</text:p>
          </table:table-cell>
          <table:table-cell/>
          <table:table-cell table:formula="of:=[.C72]+[.E72]" office:value-type="float" office:value="0.979" calcext:value-type="float">
            <text:p>0.9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3a</text:p>
          </table:table-cell>
          <table:table-cell office:value-type="float" office:value="95.862" calcext:value-type="float">
            <text:p>95.862</text:p>
          </table:table-cell>
          <table:table-cell office:value-type="float" office:value="0.113" calcext:value-type="float">
            <text:p>0.113</text:p>
          </table:table-cell>
          <table:table-cell office:value-type="float" office:value="4.026" calcext:value-type="float">
            <text:p>4.0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3]+[.E73]" office:value-type="float" office:value="0.113" calcext:value-type="float">
            <text:p>0.1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5a</text:p>
          </table:table-cell>
          <table:table-cell office:value-type="float" office:value="89.541" calcext:value-type="float">
            <text:p>89.541</text:p>
          </table:table-cell>
          <table:table-cell office:value-type="float" office:value="1.543" calcext:value-type="float">
            <text:p>1.543</text:p>
          </table:table-cell>
          <table:table-cell office:value-type="float" office:value="8.916" calcext:value-type="float">
            <text:p>8.9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4]+[.E74]" office:value-type="float" office:value="1.543" calcext:value-type="float">
            <text:p>1.5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6b</text:p>
          </table:table-cell>
          <table:table-cell office:value-type="float" office:value="98.834" calcext:value-type="float">
            <text:p>98.834</text:p>
          </table:table-cell>
          <table:table-cell office:value-type="float" office:value="0.64" calcext:value-type="float">
            <text:p>0.64</text:p>
          </table:table-cell>
          <table:table-cell office:value-type="float" office:value="0.527" calcext:value-type="float">
            <text:p>0.5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5]+[.E75]" office:value-type="float" office:value="0.64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7c</text:p>
          </table:table-cell>
          <table:table-cell office:value-type="float" office:value="86.005" calcext:value-type="float">
            <text:p>86.005</text:p>
          </table:table-cell>
          <table:table-cell office:value-type="float" office:value="2.107" calcext:value-type="float">
            <text:p>2.107</text:p>
          </table:table-cell>
          <table:table-cell office:value-type="float" office:value="10.986" calcext:value-type="float">
            <text:p>10.986</text:p>
          </table:table-cell>
          <table:table-cell office:value-type="float" office:value="0.903" calcext:value-type="float">
            <text:p>0.903</text:p>
          </table:table-cell>
          <table:table-cell/>
          <table:table-cell table:formula="of:=[.C76]+[.E76]" office:value-type="float" office:value="3.01" calcext:value-type="float">
            <text:p>3.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6c</text:p>
          </table:table-cell>
          <table:table-cell office:value-type="float" office:value="96.313" calcext:value-type="float">
            <text:p>96.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7" calcext:value-type="float">
            <text:p>3.687</text:p>
          </table:table-cell>
          <table:table-cell/>
          <table:table-cell table:formula="of:=[.C77]+[.E77]" office:value-type="float" office:value="3.687" calcext:value-type="float">
            <text:p>3.6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C78]+[.E78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6a</text:p>
          </table:table-cell>
          <table:table-cell office:value-type="float" office:value="97.517" calcext:value-type="float">
            <text:p>97.517</text:p>
          </table:table-cell>
          <table:table-cell office:value-type="float" office:value="1.317" calcext:value-type="float">
            <text:p>1.317</text:p>
          </table:table-cell>
          <table:table-cell office:value-type="float" office:value="0.564" calcext:value-type="float">
            <text:p>0.564</text:p>
          </table:table-cell>
          <table:table-cell office:value-type="float" office:value="0.602" calcext:value-type="float">
            <text:p>0.602</text:p>
          </table:table-cell>
          <table:table-cell/>
          <table:table-cell table:formula="of:=[.C79]+[.E79]" office:value-type="float" office:value="1.919" calcext:value-type="float">
            <text:p>1.9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R07b</text:p>
          </table:table-cell>
          <table:table-cell office:value-type="float" office:value="88.901" calcext:value-type="float">
            <text:p>88.901</text:p>
          </table:table-cell>
          <table:table-cell office:value-type="float" office:value="0" calcext:value-type="float">
            <text:p>0</text:p>
          </table:table-cell>
          <table:table-cell office:value-type="float" office:value="11.023" calcext:value-type="float">
            <text:p>11.023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C80]+[.E80]" office:value-type="float" office:value="0.075" calcext:value-type="float">
            <text:p>0.075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RSS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EntryContent</text:p>
          </table:table-cell>
          <table:table-cell office:value-type="float" office:value="0" calcext:value-type="float">
            <text:p>0</text:p>
          </table:table-cell>
          <table:table-cell office:value-type="float" office:value="12.069" calcext:value-type="float">
            <text:p>12.069</text:p>
          </table:table-cell>
          <table:table-cell office:value-type="float" office:value="0" calcext:value-type="float">
            <text:p>0</text:p>
          </table:table-cell>
          <table:table-cell office:value-type="float" office:value="87.931" calcext:value-type="float">
            <text:p>87.931</text:p>
          </table:table-cell>
          <table:table-cell table:style-name="ce3"/>
          <table:table-cell table:formula="of:=[.C84]+[.E84]" office:value-type="float" office:value="100" calcext:value-type="float">
            <text:p>100</text:p>
          </table:table-cell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ChannelProduction</text:p>
          </table:table-cell>
          <table:table-cell office:value-type="float" office:value="99.138" calcext:value-type="float">
            <text:p>99.138</text:p>
          </table:table-cell>
          <table:table-cell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formula="of:=[.C85]+[.E85]" office:value-type="float" office:value="0" calcext:value-type="float">
            <text:p>0</text:p>
          </table:table-cell>
          <table:table-cell table:style-name="ce3" table:number-columns-repeated="57"/>
        </table:table-row>
        <table:table-row table:style-name="ro1" table:number-rows-repeated="2">
          <table:table-cell table:style-name="ce1"/>
          <table:table-cell table:number-columns-repeated="63"/>
        </table:table-row>
        <table:table-row table:style-name="ro1">
          <table:table-cell table:style-name="ce1" office:value-type="string" calcext:value-type="string">
            <text:p>RSSUn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itC2C</text:p>
          </table:table-cell>
          <table:table-cell office:value-type="float" office:value="87.069" calcext:value-type="float">
            <text:p>87.069</text:p>
          </table:table-cell>
          <table:table-cell office:value-type="float" office:value="1.724" calcext:value-type="float">
            <text:p>1.724</text:p>
          </table:table-cell>
          <table:table-cell office:value-type="float" office:value="8.19" calcext:value-type="float">
            <text:p>8.19</text:p>
          </table:table-cell>
          <table:table-cell office:value-type="float" office:value="3.017" calcext:value-type="float">
            <text:p>3.017</text:p>
          </table:table-cell>
          <table:table-cell/>
          <table:table-cell table:formula="of:=[.C89]+[.E89]" office:value-type="float" office:value="4.741" calcext:value-type="float">
            <text:p>4.7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CAE</text:p>
          </table:table-cell>
          <table:table-cell office:value-type="float" office:value="81.466" calcext:value-type="float">
            <text:p>81.466</text:p>
          </table:table-cell>
          <table:table-cell office:value-type="float" office:value="6.034" calcext:value-type="float">
            <text:p>6.034</text:p>
          </table:table-cell>
          <table:table-cell office:value-type="float" office:value="0.862" calcext:value-type="float">
            <text:p>0.862</text:p>
          </table:table-cell>
          <table:table-cell office:value-type="float" office:value="11.638" calcext:value-type="float">
            <text:p>11.638</text:p>
          </table:table-cell>
          <table:table-cell/>
          <table:table-cell table:formula="of:=[.C90]+[.E90]" office:value-type="float" office:value="17.672" calcext:value-type="float">
            <text:p>17.67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IEC</text:p>
          </table:table-cell>
          <table:table-cell office:value-type="float" office:value="77.586" calcext:value-type="float">
            <text:p>77.586</text:p>
          </table:table-cell>
          <table:table-cell office:value-type="float" office:value="6.466" calcext:value-type="float">
            <text:p>6.466</text:p>
          </table:table-cell>
          <table:table-cell office:value-type="float" office:value="5.603" calcext:value-type="float">
            <text:p>5.603</text:p>
          </table:table-cell>
          <table:table-cell office:value-type="float" office:value="10.345" calcext:value-type="float">
            <text:p>10.345</text:p>
          </table:table-cell>
          <table:table-cell/>
          <table:table-cell table:formula="of:=[.C91]+[.E91]" office:value-type="float" office:value="16.811" calcext:value-type="float">
            <text:p>16.8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CAG</text:p>
          </table:table-cell>
          <table:table-cell office:value-type="float" office:value="83.19" calcext:value-type="float">
            <text:p>83.19</text:p>
          </table:table-cell>
          <table:table-cell office:value-type="float" office:value="5.172" calcext:value-type="float">
            <text:p>5.172</text:p>
          </table:table-cell>
          <table:table-cell office:value-type="float" office:value="0.862" calcext:value-type="float">
            <text:p>0.862</text:p>
          </table:table-cell>
          <table:table-cell office:value-type="float" office:value="10.776" calcext:value-type="float">
            <text:p>10.776</text:p>
          </table:table-cell>
          <table:table-cell/>
          <table:table-cell table:formula="of:=[.C92]+[.E92]" office:value-type="float" office:value="15.948" calcext:value-type="float">
            <text:p>15.9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2A</text:p>
          </table:table-cell>
          <table:table-cell office:value-type="float" office:value="99.138" calcext:value-type="float">
            <text:p>99.138</text:p>
          </table:table-cell>
          <table:table-cell office:value-type="float" office:value="0" calcext:value-type="float">
            <text:p>0</text:p>
          </table:table-cell>
          <table:table-cell office:value-type="float" office:value="0.862" calcext:value-type="float">
            <text:p>0.8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3]+[.E93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I2E</text:p>
          </table:table-cell>
          <table:table-cell office:value-type="float" office:value="94.397" calcext:value-type="float">
            <text:p>94.397</text:p>
          </table:table-cell>
          <table:table-cell office:value-type="float" office:value="0" calcext:value-type="float">
            <text:p>0</text:p>
          </table:table-cell>
          <table:table-cell office:value-type="float" office:value="5.603" calcext:value-type="float">
            <text:p>5.6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4]+[.E94]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UnitConnectCCAC</text:p>
          </table:table-cell>
          <table:table-cell office:value-type="float" office:value="88.362" calcext:value-type="float">
            <text:p>88.362</text:p>
          </table:table-cell>
          <table:table-cell office:value-type="float" office:value="1.293" calcext:value-type="float">
            <text:p>1.293</text:p>
          </table:table-cell>
          <table:table-cell office:value-type="float" office:value="10.345" calcext:value-type="float">
            <text:p>10.3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5]+[.E95]" office:value-type="float" office:value="1.293" calcext:value-type="float">
            <text:p>1.293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UML2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ract05</text:p>
          </table:table-cell>
          <table:table-cell office:value-type="float" office:value="96.335" calcext:value-type="float">
            <text:p>96.335</text:p>
          </table:table-cell>
          <table:table-cell office:value-type="float" office:value="2.618" calcext:value-type="float">
            <text:p>2.618</text:p>
          </table:table-cell>
          <table:table-cell table:number-columns-repeated="2" office:value-type="float" office:value="0.524" calcext:value-type="float">
            <text:p>0.524</text:p>
          </table:table-cell>
          <table:table-cell/>
          <table:table-cell table:formula="of:=[.C99]+[.E99]" office:value-type="float" office:value="3.142" calcext:value-type="float">
            <text:p>3.1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2</text:p>
          </table:table-cell>
          <table:table-cell office:value-type="float" office:value="86.911" calcext:value-type="float">
            <text:p>86.911</text:p>
          </table:table-cell>
          <table:table-cell office:value-type="float" office:value="5.236" calcext:value-type="float">
            <text:p>5.236</text:p>
          </table:table-cell>
          <table:table-cell office:value-type="float" office:value="7.853" calcext:value-type="float">
            <text:p>7.8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0]+[.E100]" office:value-type="float" office:value="5.236" calcext:value-type="float">
            <text:p>5.2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3</text:p>
          </table:table-cell>
          <table:table-cell office:value-type="float" office:value="87.958" calcext:value-type="float">
            <text:p>87.958</text:p>
          </table:table-cell>
          <table:table-cell office:value-type="float" office:value="0.524" calcext:value-type="float">
            <text:p>0.524</text:p>
          </table:table-cell>
          <table:table-cell office:value-type="float" office:value="10.995" calcext:value-type="float">
            <text:p>10.995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[.C101]+[.E101]" office:value-type="float" office:value="1.048" calcext:value-type="float">
            <text:p>1.0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10</text:p>
          </table:table-cell>
          <table:table-cell office:value-type="float" office:value="76.44" calcext:value-type="float">
            <text:p>76.44</text:p>
          </table:table-cell>
          <table:table-cell office:value-type="float" office:value="6.283" calcext:value-type="float">
            <text:p>6.283</text:p>
          </table:table-cell>
          <table:table-cell office:value-type="float" office:value="16.754" calcext:value-type="float">
            <text:p>16.754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[.C102]+[.E102]" office:value-type="float" office:value="6.807" calcext:value-type="float">
            <text:p>6.8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12b</text:p>
          </table:table-cell>
          <table:table-cell office:value-type="float" office:value="73.822" calcext:value-type="float">
            <text:p>73.822</text:p>
          </table:table-cell>
          <table:table-cell office:value-type="float" office:value="5.759" calcext:value-type="float">
            <text:p>5.759</text:p>
          </table:table-cell>
          <table:table-cell office:value-type="float" office:value="20.419" calcext:value-type="float">
            <text:p>20.4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3]+[.E103]" office:value-type="float" office:value="5.759" calcext:value-type="float">
            <text:p>5.7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12a</text:p>
          </table:table-cell>
          <table:table-cell office:value-type="float" office:value="73.822" calcext:value-type="float">
            <text:p>73.822</text:p>
          </table:table-cell>
          <table:table-cell office:value-type="float" office:value="5.759" calcext:value-type="float">
            <text:p>5.759</text:p>
          </table:table-cell>
          <table:table-cell office:value-type="float" office:value="20.419" calcext:value-type="float">
            <text:p>20.4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4]+[.E104]" office:value-type="float" office:value="5.759" calcext:value-type="float">
            <text:p>5.7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8</text:p>
          </table:table-cell>
          <table:table-cell office:value-type="float" office:value="74.346" calcext:value-type="float">
            <text:p>74.346</text:p>
          </table:table-cell>
          <table:table-cell office:value-type="float" office:value="5.236" calcext:value-type="float">
            <text:p>5.236</text:p>
          </table:table-cell>
          <table:table-cell office:value-type="float" office:value="20.419" calcext:value-type="float">
            <text:p>20.4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5]+[.E105]" office:value-type="float" office:value="5.236" calcext:value-type="float">
            <text:p>5.2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9</text:p>
          </table:table-cell>
          <table:table-cell office:value-type="float" office:value="76.44" calcext:value-type="float">
            <text:p>76.44</text:p>
          </table:table-cell>
          <table:table-cell office:value-type="float" office:value="6.283" calcext:value-type="float">
            <text:p>6.283</text:p>
          </table:table-cell>
          <table:table-cell office:value-type="float" office:value="16.754" calcext:value-type="float">
            <text:p>16.754</text:p>
          </table:table-cell>
          <table:table-cell office:value-type="float" office:value="0.524" calcext:value-type="float">
            <text:p>0.524</text:p>
          </table:table-cell>
          <table:table-cell/>
          <table:table-cell table:formula="of:=[.C106]+[.E106]" office:value-type="float" office:value="6.807" calcext:value-type="float">
            <text:p>6.8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6</text:p>
          </table:table-cell>
          <table:table-cell office:value-type="float" office:value="93.194" calcext:value-type="float">
            <text:p>93.194</text:p>
          </table:table-cell>
          <table:table-cell office:value-type="float" office:value="1.047" calcext:value-type="float">
            <text:p>1.047</text:p>
          </table:table-cell>
          <table:table-cell office:value-type="float" office:value="4.712" calcext:value-type="float">
            <text:p>4.712</text:p>
          </table:table-cell>
          <table:table-cell office:value-type="float" office:value="1.047" calcext:value-type="float">
            <text:p>1.047</text:p>
          </table:table-cell>
          <table:table-cell/>
          <table:table-cell table:formula="of:=[.C107]+[.E107]" office:value-type="float" office:value="2.094" calcext:value-type="float">
            <text:p>2.0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07</text:p>
          </table:table-cell>
          <table:table-cell office:value-type="float" office:value="90.052" calcext:value-type="float">
            <text:p>90.052</text:p>
          </table:table-cell>
          <table:table-cell office:value-type="float" office:value="1.047" calcext:value-type="float">
            <text:p>1.047</text:p>
          </table:table-cell>
          <table:table-cell office:value-type="float" office:value="5.759" calcext:value-type="float">
            <text:p>5.759</text:p>
          </table:table-cell>
          <table:table-cell office:value-type="float" office:value="3.141" calcext:value-type="float">
            <text:p>3.141</text:p>
          </table:table-cell>
          <table:table-cell/>
          <table:table-cell table:formula="of:=[.C108]+[.E108]" office:value-type="float" office:value="4.188" calcext:value-type="float">
            <text:p>4.188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UML2ERUn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ntractUnitR07</text:p>
          </table:table-cell>
          <table:table-cell office:value-type="float" office:value="89.529" calcext:value-type="float">
            <text:p>89.529</text:p>
          </table:table-cell>
          <table:table-cell office:value-type="float" office:value="2.618" calcext:value-type="float">
            <text:p>2.618</text:p>
          </table:table-cell>
          <table:table-cell office:value-type="float" office:value="7.853" calcext:value-type="float">
            <text:p>7.8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2]+[.E112]" office:value-type="float" office:value="2.618" calcext:value-type="float">
            <text:p>2.6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8</text:p>
          </table:table-cell>
          <table:table-cell office:value-type="float" office:value="89.529" calcext:value-type="float">
            <text:p>89.529</text:p>
          </table:table-cell>
          <table:table-cell office:value-type="float" office:value="2.618" calcext:value-type="float">
            <text:p>2.618</text:p>
          </table:table-cell>
          <table:table-cell office:value-type="float" office:value="7.853" calcext:value-type="float">
            <text:p>7.8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3]+[.E113]" office:value-type="float" office:value="2.618" calcext:value-type="float">
            <text:p>2.6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9</text:p>
          </table:table-cell>
          <table:table-cell office:value-type="float" office:value="89.005" calcext:value-type="float">
            <text:p>89.005</text:p>
          </table:table-cell>
          <table:table-cell office:value-type="float" office:value="3.141" calcext:value-type="float">
            <text:p>3.141</text:p>
          </table:table-cell>
          <table:table-cell office:value-type="float" office:value="7.853" calcext:value-type="float">
            <text:p>7.8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4]+[.E114]" office:value-type="float" office:value="3.141" calcext:value-type="float">
            <text:p>3.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10</text:p>
          </table:table-cell>
          <table:table-cell office:value-type="float" office:value="90.052" calcext:value-type="float">
            <text:p>90.052</text:p>
          </table:table-cell>
          <table:table-cell office:value-type="float" office:value="1.571" calcext:value-type="float">
            <text:p>1.571</text:p>
          </table:table-cell>
          <table:table-cell office:value-type="float" office:value="8.377" calcext:value-type="float">
            <text:p>8.37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5]+[.E115]" office:value-type="float" office:value="1.571" calcext:value-type="float">
            <text:p>1.5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2</text:p>
          </table:table-cell>
          <table:table-cell office:value-type="float" office:value="97.382" calcext:value-type="float">
            <text:p>97.382</text:p>
          </table:table-cell>
          <table:table-cell office:value-type="float" office:value="1.047" calcext:value-type="float">
            <text:p>1.047</text:p>
          </table:table-cell>
          <table:table-cell office:value-type="float" office:value="0.524" calcext:value-type="float">
            <text:p>0.524</text:p>
          </table:table-cell>
          <table:table-cell office:value-type="float" office:value="1.047" calcext:value-type="float">
            <text:p>1.047</text:p>
          </table:table-cell>
          <table:table-cell/>
          <table:table-cell table:formula="of:=[.C116]+[.E116]" office:value-type="float" office:value="2.094" calcext:value-type="float">
            <text:p>2.0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3</text:p>
          </table:table-cell>
          <table:table-cell office:value-type="float" office:value="92.147" calcext:value-type="float">
            <text:p>92.147</text:p>
          </table:table-cell>
          <table:table-cell office:value-type="float" office:value="1.571" calcext:value-type="float">
            <text:p>1.571</text:p>
          </table:table-cell>
          <table:table-cell office:value-type="float" office:value="4.712" calcext:value-type="float">
            <text:p>4.712</text:p>
          </table:table-cell>
          <table:table-cell office:value-type="float" office:value="1.571" calcext:value-type="float">
            <text:p>1.571</text:p>
          </table:table-cell>
          <table:table-cell/>
          <table:table-cell table:formula="of:=[.C117]+[.E117]" office:value-type="float" office:value="3.142" calcext:value-type="float">
            <text:p>3.1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14</text:p>
          </table:table-cell>
          <table:table-cell office:value-type="float" office:value="86.911" calcext:value-type="float">
            <text:p>86.911</text:p>
          </table:table-cell>
          <table:table-cell office:value-type="float" office:value="2.094" calcext:value-type="float">
            <text:p>2.094</text:p>
          </table:table-cell>
          <table:table-cell office:value-type="float" office:value="10.995" calcext:value-type="float">
            <text:p>10.9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8]+[.E118]" office:value-type="float" office:value="2.094" calcext:value-type="float">
            <text:p>2.0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5b</text:p>
          </table:table-cell>
          <table:table-cell office:value-type="float" office:value="87.435" calcext:value-type="float">
            <text:p>87.435</text:p>
          </table:table-cell>
          <table:table-cell office:value-type="float" office:value="2.094" calcext:value-type="float">
            <text:p>2.094</text:p>
          </table:table-cell>
          <table:table-cell office:value-type="float" office:value="10.471" calcext:value-type="float">
            <text:p>10.4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9]+[.E119]" office:value-type="float" office:value="2.094" calcext:value-type="float">
            <text:p>2.0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tractUnitR05a</text:p>
          </table:table-cell>
          <table:table-cell office:value-type="float" office:value="87.435" calcext:value-type="float">
            <text:p>87.435</text:p>
          </table:table-cell>
          <table:table-cell office:value-type="float" office:value="2.094" calcext:value-type="float">
            <text:p>2.094</text:p>
          </table:table-cell>
          <table:table-cell office:value-type="float" office:value="10.471" calcext:value-type="float">
            <text:p>10.4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0]+[.E120]" office:value-type="float" office:value="2.094" calcext:value-type="float">
            <text:p>2.094</text:p>
          </table:table-cell>
          <table:table-cell table:number-columns-repeated="57"/>
        </table:table-row>
        <table:table-row table:style-name="ro1" table:number-rows-repeated="104845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23:32:13.412983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9T16:09:06.924796176</meta:creation-date>
    <meta:generator>LibreOffice/6.3.4.2$Linux_X86_64 LibreOffice_project/30$Build-2</meta:generator>
    <dc:date>2020-02-23T23:32:19.007426794</dc:date>
    <meta:editing-duration>PT9H7M22S</meta:editing-duration>
    <meta:editing-cycles>13</meta:editing-cycles>
    <meta:document-statistic meta:table-count="1" meta:cell-count="550" meta:object-count="0"/>
  </office:meta>
</office:document-meta>
</file>